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3148" officeooo:paragraph-rsid="000e3148"/>
    </style:style>
    <style:style style:name="P2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3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e3148" officeooo:paragraph-rsid="000e3148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23ebb" officeooo:paragraph-rsid="00123ebb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33484" officeooo:paragraph-rsid="00133484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4e5f1" officeooo:paragraph-rsid="0014e5f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def0"/>
    </style:style>
    <style:style style:name="T3" style:family="text">
      <style:text-properties officeooo:rsid="00123ebb"/>
    </style:style>
    <style:style style:name="T4" style:family="text">
      <style:text-properties officeooo:rsid="00133484"/>
    </style:style>
    <style:style style:name="T5" style:family="text">
      <style:text-properties officeooo:rsid="00148bae"/>
    </style:style>
    <style:style style:name="T6" style:family="text">
      <style:text-properties officeooo:rsid="0014e5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ria de usuario Nro. <text:span text:style-name="T3">2</text:span>.</text:p>
      <text:p text:style-name="P3"><text:span text:style-name="T1">Titulo</text:span>: <text:span text:style-name="T3">Login de usuario</text:span>.</text:p>
      <text:p text:style-name="P1"><text:span text:style-name="T1">Descripción</text:span>: Como usuario del sitio “<text:span text:style-name="T3">online pets</text:span><text:span text:style-name="T2">”</text:span>, quiero poder <text:span text:style-name="T3">loguearme</text:span> como un usuario en el sistema para poder operar con las funcionalidades del mismo.</text:p>
      <text:p text:style-name="P1"/>
      <text:p text:style-name="P2"><text:span text:style-name="T1">Criterios de aceptación</text:span>:</text:p>
      <text:list xml:id="list1222711493" text:style-name="L1">
        <text:list-item>
          <text:p text:style-name="P5">Ingresar al sitio “<text:span text:style-name="T3">online pets</text:span>” <text:span text:style-name="T3">y presionar la opción “</text:span><text:span text:style-name="T4">Login”</text:span><text:span text:style-name="T3"> que permita ingresar los datos de usuario y contraseña</text:span> – Pasa - </text:p>
        </text:list-item>
        <text:list-item>
          <text:p text:style-name="P7">Presionar ingresar <text:span text:style-name="T5">con el dato de usuario y el dato contraseña vacíos – Error -</text:span></text:p>
        </text:list-item>
        <text:list-item>
          <text:p text:style-name="P6">Pr<text:span text:style-name="T4">e</text:span>sionar ingresar <text:span text:style-name="T4">con </text:span><text:span text:style-name="T5">un dato de</text:span><text:span text:style-name="T4"> usuario inexistente – Error -</text:span></text:p>
        </text:list-item>
        <text:list-item>
          <text:p text:style-name="P7">Presionar ingresar con un <text:span text:style-name="T5">dato de </text:span>usuario existente y <text:span text:style-name="T5">el dato de</text:span> contraseña vacío – Error -</text:p>
        </text:list-item>
        <text:list-item>
          <text:p text:style-name="P7">Presionar ingresar con un <text:span text:style-name="T5">dato de</text:span> usuario existente y <text:span text:style-name="T5">el dato de </text:span>contrase<text:span text:style-name="T5">ña incorrecta para ese usuario – </text:span><text:span text:style-name="T6">Error -</text:span></text:p>
        </text:list-item>
        <text:list-item>
          <text:p text:style-name="P8">Presionar ingresar con un dato de usuario existente y el dato de contraseña correcta para ese usuario – Error -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4T00:30:59.367000000</dc:date>
    <meta:editing-duration>PT15M19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0" meta:word-count="141" meta:character-count="828" meta:non-whitespace-character-count="695"/>
  </office:meta>
</office:document-meta>
</file>